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uspensionNotSupportedException.TransactionSuspensionNotSupporte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uspensionNotSupportedException.TransactionSuspensionNotSupport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